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109.05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ta1" style:family="table" style:master-page-name="PageStyle_5f_theAssignment50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heAssignment5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1"/>
          <table:table-cell table:style-name="ce2"/>
          <table:table-cell table:style-name="ce1" table:number-columns-repeated="21"/>
          <table:table-cell table:number-columns-repeated="1001"/>
        </table:table-row>
        <table:table-row table:style-name="ro1">
          <table:table-cell table:style-name="ce1"/>
          <table:table-cell table:style-name="ce3" office:value-type="string" calcext:value-type="string">
            <text:p>orPayLoad41</text:p>
          </table:table-cell>
          <table:table-cell table:style-name="ce11" table:number-columns-repeated="6"/>
          <table:table-cell table:style-name="ce3" office:value-type="string" calcext:value-type="string">
            <text:p>notStartUp41</text:p>
          </table:table-cell>
          <table:table-cell table:style-name="ce11" table:number-columns-repeated="6"/>
          <table:table-cell table:style-name="ce3" office:value-type="string" calcext:value-type="string">
            <text:p>andOpenSource54</text:p>
          </table:table-cell>
          <table:table-cell table:style-name="ce11" table:number-columns-repeated="6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5" office:value-type="string" calcext:value-type="string">
            <text:p>percentile</text:p>
          </table:table-cell>
          <table:table-cell table:style-name="ce17" office:value-type="string" calcext:value-type="string">
            <text:p>ultraviolet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percentile</text:p>
          </table:table-cell>
          <table:table-cell table:style-name="ce17" office:value-type="string" calcext:value-type="string">
            <text:p>gradient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percentile</text:p>
          </table:table-cell>
          <table:table-cell table:style-name="ce17" office:value-type="string" calcext:value-type="string">
            <text:p>cardiogram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frame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instance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cassette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disclose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finance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framework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centripetal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invest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trigonometry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degree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hertz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geometry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group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register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margin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camp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service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rope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bottle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clip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drill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antenna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loft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algebra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spot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fuel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component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timber</text:p>
          </table:table-cell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page</text:p>
          </table:table-cell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ledger</text:p>
          </table:table-cell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hydraulic</text:p>
          </table:table-cell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bubble</text:p>
          </table:table-cell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decimal</text:p>
          </table:table-cell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double</text:p>
          </table:table-cell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synchronise</text:p>
          </table:table-cell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practical</text:p>
          </table:table-cell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urgent</text:p>
          </table:table-cell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attach</text:p>
          </table:table-cell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scaffold</text:p>
          </table:table-cell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contract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capital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basic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chain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harvest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theorem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remote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note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tile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project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furnish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polish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category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script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extra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random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factory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calculus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centrifugal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venture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arithmetic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subway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skull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escalate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hub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bud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trident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26" calcext:value-type="float">
            <text:p>26</text:p>
          </table:table-cell>
          <table:table-cell table:style-name="ce20"/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/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/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9" office:value-type="string" calcext:value-type="string">
            <text:p>ampersand</text:p>
          </table:table-cell>
          <table:table-cell table:style-name="ce21" office:value-type="string" calcext:value-type="string">
            <text:p>supersonic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ampersand</text:p>
          </table:table-cell>
          <table:table-cell table:style-name="ce21" office:value-type="string" calcext:value-type="string">
            <text:p>celluloid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ampersand</text:p>
          </table:table-cell>
          <table:table-cell table:style-name="ce21" office:value-type="string" calcext:value-type="string">
            <text:p>infographic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1" table:number-columns-repeated="21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2" office:value-type="string" calcext:value-type="string">
            <text:p>norFireWork50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xorKeyNote40</text:p>
          </table:table-cell>
          <table:table-cell table:style-name="ce23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heAssignment50" style:display-name="PageStyle_theAssignment5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07" meta:object-count="0"/>
    <meta:generator>LibreOfficeDev/6.0.5.2$Linux_X86_64 LibreOffice_project/</meta:generator>
  </office:meta>
</office:document-meta>
</file>